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Area.LineArea( int alignment , int diff , int stretch , int shr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Area.getInline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Area.finali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ineArea.addChild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eAdjustingInfo.LineAdjustingInfo( int alignment , int diff , int stretch , int shr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eArea.addInlineArea( InlineArea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Area.updateExtentsFrom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neArea.Line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ineArea.getStartInd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eArea.handleIPDVariation( int ipdVari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